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6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6681in" fo:break-before="auto" style:use-optimal-row-height="true"/>
    </style:style>
    <style:style style:name="ro3" style:family="table-row">
      <style:table-row-properties style:row-height="0.5098in" fo:break-before="auto" style:use-optimal-row-height="true"/>
    </style:style>
    <style:style style:name="ro4" style:family="table-row">
      <style:table-row-properties style:row-height="0.672in" fo:break-before="auto" style:use-optimal-row-height="true"/>
    </style:style>
    <style:style style:name="ro5" style:family="table-row">
      <style:table-row-properties style:row-height="0.8354in" fo:break-before="auto" style:use-optimal-row-height="true"/>
    </style:style>
    <style:style style:name="ro7" style:family="table-row">
      <style:table-row-properties style:row-height="0.9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18" table:default-cell-style-name="ce1"/>
        <table:table-column table:style-name="co1" table:number-columns-repeated="2" table:default-cell-style-name="ce2"/>
        <table:table-row table:style-name="ro2">
          <table:table-cell office:value-type="string">
            <text:p>Facility Type</text:p>
          </table:table-cell>
          <table:table-cell office:value-type="string">
            <text:p>Facility Number</text:p>
          </table:table-cell>
          <table:table-cell office:value-type="string">
            <text:p>Name</text:p>
          </table:table-cell>
          <table:table-cell office:value-type="string">
            <text:p>Licensee</text:p>
          </table:table-cell>
          <table:table-cell office:value-type="string">
            <text:p>Facility Administrator</text:p>
          </table:table-cell>
          <table:table-cell office:value-type="string">
            <text:p>Phone</text:p>
          </table:table-cell>
          <table:table-cell office:value-type="string">
            <text:p>Address</text:p>
          </table:table-cell>
          <table:table-cell office:value-type="string">
            <text:p>City</text:p>
          </table:table-cell>
          <table:table-cell office:value-type="string">
            <text:p>State</text:p>
          </table:table-cell>
          <table:table-cell office:value-type="string">
            <text:p>Zip</text:p>
          </table:table-cell>
          <table:table-cell office:value-type="string">
            <text:p>County Name</text:p>
          </table:table-cell>
          <table:table-cell office:value-type="string">
            <text:p>Regional Office</text:p>
          </table:table-cell>
          <table:table-cell office:value-type="string">
            <text:p>Facility Capacity</text:p>
          </table:table-cell>
          <table:table-cell office:value-type="string">
            <text:p>Facility Status</text:p>
          </table:table-cell>
          <table:table-cell office:value-type="string">
            <text:p>Top Categories</text:p>
          </table:table-cell>
          <table:table-cell office:value-type="string">
            <text:p>Sub Categories</text:p>
          </table:table-cell>
          <table:table-cell office:value-type="string">
            <text:p>Top Eligibilities</text:p>
          </table:table-cell>
          <table:table-cell office:value-type="string">
            <text:p>Sub Eligibilities</text:p>
          </table:table-cell>
          <table:table-cell table:style-name="ce1" office:value-type="string">
            <text:p>Education Level Eligibility Tags</text:p>
          </table:table-cell>
          <table:table-cell/>
        </table:table-row>
        <table:table-row table:style-name="ro3">
          <table:table-cell office:value-type="string">
            <text:p>DAY CARE CENTER</text:p>
          </table:table-cell>
          <table:table-cell office:value-type="float" office:value="384001195">
            <text:p>384001195</text:p>
          </table:table-cell>
          <table:table-cell table:number-columns-repeated="2" office:value-type="string">
            <text:p>1ST PLACE 2 START</text:p>
          </table:table-cell>
          <table:table-cell office:value-type="string">
            <text:p>SANDRA DAVIS</text:p>
          </table:table-cell>
          <table:table-cell office:value-type="string">
            <text:p>(415) 333-2659</text:p>
          </table:table-cell>
          <table:table-cell office:value-type="string">
            <text:p>1252 SUNNYDALE AVE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34">
            <text:p>94134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0506527">
            <text:p>380506527</text:p>
          </table:table-cell>
          <table:table-cell office:value-type="string">
            <text:p>ABC PRE-SCHOOL</text:p>
          </table:table-cell>
          <table:table-cell office:value-type="string">
            <text:p>PINE UNITED METHODIST CHURCH</text:p>
          </table:table-cell>
          <table:table-cell office:value-type="string">
            <text:p>JUDY YI</text:p>
          </table:table-cell>
          <table:table-cell office:value-type="string">
            <text:p>(415) 387-9111</text:p>
          </table:table-cell>
          <table:table-cell office:value-type="string">
            <text:p>426 33RD AVENUE, 1ST FLOOR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21">
            <text:p>94121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5">
          <table:table-cell office:value-type="string">
            <text:p>DAY CARE CENTER</text:p>
          </table:table-cell>
          <table:table-cell office:value-type="float" office:value="384002539">
            <text:p>384002539</text:p>
          </table:table-cell>
          <table:table-cell office:value-type="string">
            <text:p>ALEMANY CENTER-HEAD START (PS)</text:p>
          </table:table-cell>
          <table:table-cell office:value-type="string">
            <text:p>MISSION NEIGHBORHOOD CENTERS, INC.</text:p>
          </table:table-cell>
          <table:table-cell office:value-type="string">
            <text:p>PETERSON, VALERIE</text:p>
          </table:table-cell>
          <table:table-cell office:value-type="string">
            <text:p>(415) 544-7626</text:p>
          </table:table-cell>
          <table:table-cell office:value-type="string">
            <text:p>956 ELLSWORTH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10">
            <text:p>94110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4002291">
            <text:p>384002291</text:p>
          </table:table-cell>
          <table:table-cell table:number-columns-repeated="2" office:value-type="string">
            <text:p>ALPHA KIDS ACADEMY, LLC</text:p>
          </table:table-cell>
          <table:table-cell office:value-type="string">
            <text:p>RACHAEL ROCHA,DIR</text:p>
          </table:table-cell>
          <table:table-cell office:value-type="string">
            <text:p>(415) 664-8080</text:p>
          </table:table-cell>
          <table:table-cell office:value-type="string">
            <text:p>175 JUNIPERO SERRA BLVD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27">
            <text:p>94127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4002496">
            <text:p>384002496</text:p>
          </table:table-cell>
          <table:table-cell office:value-type="string">
            <text:p>ALPHA KIDS ACADEMY, LLC (PS)</text:p>
          </table:table-cell>
          <table:table-cell office:value-type="string">
            <text:p>ALPHA KIDS ACADEMY, LLC</text:p>
          </table:table-cell>
          <table:table-cell office:value-type="string">
            <text:p>BEISSEKOVA, VIKTORIYA, DIR</text:p>
          </table:table-cell>
          <table:table-cell office:value-type="string">
            <text:p>(415) 664-8080</text:p>
          </table:table-cell>
          <table:table-cell office:value-type="string">
            <text:p>300 STONECREST DRIVE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32">
            <text:p>94132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4000037">
            <text:p>384000037</text:p>
          </table:table-cell>
          <table:table-cell office:value-type="string">
            <text:p>ALTA PLAZA PRESCHOOL</text:p>
          </table:table-cell>
          <table:table-cell office:value-type="string">
            <text:p>ALTA PLAZA PRESCHOOL, INC.</text:p>
          </table:table-cell>
          <table:table-cell office:value-type="string">
            <text:p>ERIKA TINOCO</text:p>
          </table:table-cell>
          <table:table-cell office:value-type="string">
            <text:p>(415) 928-6483</text:p>
          </table:table-cell>
          <table:table-cell office:value-type="string">
            <text:p>2140 PIERCE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15">
            <text:p>94115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style-name="ce1" office:value-type="string">
            <text:p>Preschool</text:p>
          </table:table-cell>
          <table:table-cell/>
        </table:table-row>
        <table:table-row table:style-name="ro3">
          <table:table-cell office:value-type="string">
            <text:p>DAY CARE CENTER</text:p>
          </table:table-cell>
          <table:table-cell office:value-type="float" office:value="384004665">
            <text:p>384004665</text:p>
          </table:table-cell>
          <table:table-cell office:value-type="string">
            <text:p>AMIGOS DE PRESIDIO HEIGHTS</text:p>
          </table:table-cell>
          <table:table-cell office:value-type="string">
            <text:p>AMIGOS DE SF</text:p>
          </table:table-cell>
          <table:table-cell office:value-type="string">
            <text:p>NINETH MEJIA</text:p>
          </table:table-cell>
          <table:table-cell office:value-type="string">
            <text:p>(415) 745-0012</text:p>
          </table:table-cell>
          <table:table-cell office:value-type="string">
            <text:p>3437 CLAY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18">
            <text:p>94118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4004188">
            <text:p>384004188</text:p>
          </table:table-cell>
          <table:table-cell office:value-type="string">
            <text:p>APPLE TREE CHILDREN CENTER- PRESCHOOL</text:p>
          </table:table-cell>
          <table:table-cell office:value-type="string">
            <text:p>APPLE TREE CHILDREN CENTER, INC</text:p>
          </table:table-cell>
          <table:table-cell office:value-type="string">
            <text:p>LIN, SHUYING</text:p>
          </table:table-cell>
          <table:table-cell office:value-type="string">
            <text:p>(415) 695-4726</text:p>
          </table:table-cell>
          <table:table-cell office:value-type="string">
            <text:p>1331 HARRISON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03">
            <text:p>94103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4004774">
            <text:p>384004774</text:p>
          </table:table-cell>
          <table:table-cell office:value-type="string">
            <text:p>APPLE TREE CHILDREN CENTER-PRESCHOOL</text:p>
          </table:table-cell>
          <table:table-cell office:value-type="string">
            <text:p>APPLE TREE CHILDREN CENTER INC.</text:p>
          </table:table-cell>
          <table:table-cell office:value-type="string">
            <text:p>WEN, DONGXIA</text:p>
          </table:table-cell>
          <table:table-cell office:value-type="string">
            <text:p>(415) 695-4726</text:p>
          </table:table-cell>
          <table:table-cell office:value-type="string">
            <text:p>888 FOLSOM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07">
            <text:p>94107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0504714">
            <text:p>380504714</text:p>
          </table:table-cell>
          <table:table-cell office:value-type="string">
            <text:p>ARK CHRISTIAN PRESCHOOL, THE</text:p>
          </table:table-cell>
          <table:table-cell office:value-type="string">
            <text:p>PING, MARY PO-FONG &amp; PING, WILLARD</text:p>
          </table:table-cell>
          <table:table-cell office:value-type="string">
            <text:p>LIM, ANITA</text:p>
          </table:table-cell>
          <table:table-cell office:value-type="string">
            <text:p>(415) 731-0912</text:p>
          </table:table-cell>
          <table:table-cell office:value-type="string">
            <text:p>3141 VICENTE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16">
            <text:p>94116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7">
          <table:table-cell office:value-type="string">
            <text:p>DAY CARE CENTER</text:p>
          </table:table-cell>
          <table:table-cell office:value-type="float" office:value="380504942">
            <text:p>380504942</text:p>
          </table:table-cell>
          <table:table-cell office:value-type="string">
            <text:p>ASSOCIATED STUDENTS CHILDREN'S CENTER - PRESCHOOL</text:p>
          </table:table-cell>
          <table:table-cell office:value-type="string">
            <text:p>ASSOCIATED STUDENTS, INC. OF S.F. STATE UNIVERSITY</text:p>
          </table:table-cell>
          <table:table-cell office:value-type="string">
            <text:p>ALMAGUER, ERICA</text:p>
          </table:table-cell>
          <table:table-cell office:value-type="string">
            <text:p>(415) 338-2403</text:p>
          </table:table-cell>
          <table:table-cell office:value-type="string">
            <text:p>1650 HOLLOWAY AVENUE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32">
            <text:p>94132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3">
          <table:table-cell office:value-type="string">
            <text:p>DAY CARE CENTER</text:p>
          </table:table-cell>
          <table:table-cell office:value-type="float" office:value="384004012">
            <text:p>384004012</text:p>
          </table:table-cell>
          <table:table-cell table:number-columns-repeated="2" office:value-type="string">
            <text:p>AU P'TIT MONDE, INC.</text:p>
          </table:table-cell>
          <table:table-cell office:value-type="string">
            <text:p>GOLTSER, SALIMA</text:p>
          </table:table-cell>
          <table:table-cell office:value-type="string">
            <text:p>(415) 374-1876</text:p>
          </table:table-cell>
          <table:table-cell office:value-type="string">
            <text:p>1100 DIVISADERO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15">
            <text:p>94115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4004134">
            <text:p>384004134</text:p>
          </table:table-cell>
          <table:table-cell office:value-type="string">
            <text:p>AVENUES KINDERCARE, THE</text:p>
          </table:table-cell>
          <table:table-cell office:value-type="string">
            <text:p>KINDERCARE EDUCATION LLC</text:p>
          </table:table-cell>
          <table:table-cell office:value-type="string">
            <text:p>HEMBERGER, EMILY</text:p>
          </table:table-cell>
          <table:table-cell office:value-type="string">
            <text:p>(415) 221-6133</text:p>
          </table:table-cell>
          <table:table-cell office:value-type="string">
            <text:p>334 28TH AVENUE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21">
            <text:p>94121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4002471">
            <text:p>384002471</text:p>
          </table:table-cell>
          <table:table-cell office:value-type="string">
            <text:p>BAMBINI MONTESSORI SCHOOL</text:p>
          </table:table-cell>
          <table:table-cell office:value-type="string">
            <text:p>NORTH HILL LEARNING CORPORATION</text:p>
          </table:table-cell>
          <table:table-cell office:value-type="string">
            <text:p>SHELLEY LESHIN</text:p>
          </table:table-cell>
          <table:table-cell office:value-type="string">
            <text:p>(415) 668-8828</text:p>
          </table:table-cell>
          <table:table-cell office:value-type="string">
            <text:p>2042 CLEMENT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21">
            <text:p>94121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3">
          <table:table-cell office:value-type="string">
            <text:p>DAY CARE CENTER</text:p>
          </table:table-cell>
          <table:table-cell office:value-type="float" office:value="384004477">
            <text:p>384004477</text:p>
          </table:table-cell>
          <table:table-cell table:number-columns-repeated="2" office:value-type="string">
            <text:p>BANANA FANA PRESCHOOL</text:p>
          </table:table-cell>
          <table:table-cell office:value-type="string">
            <text:p>CASTILLO, CAROLINA</text:p>
          </table:table-cell>
          <table:table-cell office:value-type="string">
            <text:p>(415) 654-5114</text:p>
          </table:table-cell>
          <table:table-cell office:value-type="string">
            <text:p>2701 FOLSOM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10">
            <text:p>94110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style-name="ce1" office:value-type="string">
            <text:p>Preschool</text:p>
          </table:table-cell>
          <table:table-cell/>
        </table:table-row>
        <table:table-row table:style-name="ro5">
          <table:table-cell office:value-type="string">
            <text:p>DAY CARE CENTER</text:p>
          </table:table-cell>
          <table:table-cell office:value-type="float" office:value="380503028">
            <text:p>380503028</text:p>
          </table:table-cell>
          <table:table-cell office:value-type="string">
            <text:p>BIG CITY MONTESSORI SCHOOL</text:p>
          </table:table-cell>
          <table:table-cell office:value-type="string">
            <text:p>TIDEMAN MONTESSORI SCHOOL,INC.</text:p>
          </table:table-cell>
          <table:table-cell office:value-type="string">
            <text:p>AMANDA RICCETTI</text:p>
          </table:table-cell>
          <table:table-cell office:value-type="string">
            <text:p>(415) 648-5777</text:p>
          </table:table-cell>
          <table:table-cell office:value-type="string">
            <text:p>240 INDUSTRIAL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24">
            <text:p>94124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7">
          <table:table-cell office:value-type="string">
            <text:p>DAY CARE CENTER</text:p>
          </table:table-cell>
          <table:table-cell office:value-type="float" office:value="384000103">
            <text:p>384000103</text:p>
          </table:table-cell>
          <table:table-cell office:value-type="string">
            <text:p>BRIGHT HORIZONS SAN FRANCISCO CALIFORNIA ST-PRESCH</text:p>
          </table:table-cell>
          <table:table-cell office:value-type="string">
            <text:p>BRIGHT HORIZONS CHILDREN'S CENTERS LLC</text:p>
          </table:table-cell>
          <table:table-cell office:value-type="string">
            <text:p>NEDZADA BALDWIN</text:p>
          </table:table-cell>
          <table:table-cell office:value-type="string">
            <text:p>(415) 392-7531</text:p>
          </table:table-cell>
          <table:table-cell office:value-type="string">
            <text:p>555 CALIFORNIA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04">
            <text:p>94104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5">
          <table:table-cell office:value-type="string">
            <text:p>DAY CARE CENTER</text:p>
          </table:table-cell>
          <table:table-cell office:value-type="float" office:value="380504038">
            <text:p>380504038</text:p>
          </table:table-cell>
          <table:table-cell office:value-type="string">
            <text:p>BUEN DIA FAMILY SCHOOL</text:p>
          </table:table-cell>
          <table:table-cell office:value-type="string">
            <text:p>BUEN DIA CORPORATION/BUEN DIA FAMILY SCHOOL</text:p>
          </table:table-cell>
          <table:table-cell office:value-type="string">
            <text:p>ALDAZ, TERESA</text:p>
          </table:table-cell>
          <table:table-cell office:value-type="string">
            <text:p>(415) 431-3535</text:p>
          </table:table-cell>
          <table:table-cell office:value-type="string">
            <text:p>589 GUERRERO ST.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10">
            <text:p>94110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4004823">
            <text:p>384004823</text:p>
          </table:table-cell>
          <table:table-cell office:value-type="string">
            <text:p>BUILDING KIDZ ON 20TH AVENUE</text:p>
          </table:table-cell>
          <table:table-cell office:value-type="string">
            <text:p>HUMMINGBIRD SPEED LLC</text:p>
          </table:table-cell>
          <table:table-cell office:value-type="string">
            <text:p>XUEREB, SYLVIA</text:p>
          </table:table-cell>
          <table:table-cell office:value-type="string">
            <text:p>(415) 494-1305</text:p>
          </table:table-cell>
          <table:table-cell office:value-type="string">
            <text:p>1214 20TH AVENUE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22">
            <text:p>94122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4004791">
            <text:p>384004791</text:p>
          </table:table-cell>
          <table:table-cell office:value-type="string">
            <text:p>BUILDING KIDZ ON 20TH AVENUE</text:p>
          </table:table-cell>
          <table:table-cell office:value-type="string">
            <text:p>HUMMINGBIRD SPEED LLC</text:p>
          </table:table-cell>
          <table:table-cell office:value-type="string">
            <text:p>XUEREB, SYLVIA</text:p>
          </table:table-cell>
          <table:table-cell office:value-type="string">
            <text:p>(415) 494-1305</text:p>
          </table:table-cell>
          <table:table-cell office:value-type="string">
            <text:p>1258 20TH AVENUE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22">
            <text:p>94122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4004605">
            <text:p>384004605</text:p>
          </table:table-cell>
          <table:table-cell office:value-type="string">
            <text:p>BUILDING KIDZ SAN FRANCISCO AT SUNSET</text:p>
          </table:table-cell>
          <table:table-cell office:value-type="string">
            <text:p>STEPHANIE YEAP LLC</text:p>
          </table:table-cell>
          <table:table-cell office:value-type="string">
            <text:p>ANNIE MA</text:p>
          </table:table-cell>
          <table:table-cell office:value-type="string">
            <text:p>(949) 735-7470</text:p>
          </table:table-cell>
          <table:table-cell office:value-type="string">
            <text:p>2540 TARAVAL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16">
            <text:p>94116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5">
          <table:table-cell office:value-type="string">
            <text:p>DAY CARE CENTER</text:p>
          </table:table-cell>
          <table:table-cell office:value-type="float" office:value="384004137">
            <text:p>384004137</text:p>
          </table:table-cell>
          <table:table-cell office:value-type="string">
            <text:p>BUILDING KIDZ SCHOOL OF SAN FRANCISCO</text:p>
          </table:table-cell>
          <table:table-cell office:value-type="string">
            <text:p>EECH, LLC</text:p>
          </table:table-cell>
          <table:table-cell office:value-type="string">
            <text:p>GARCIA, REBECCA</text:p>
          </table:table-cell>
          <table:table-cell office:value-type="string">
            <text:p>(951) 893-7303</text:p>
          </table:table-cell>
          <table:table-cell office:value-type="string">
            <text:p>143 CLEMENT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18">
            <text:p>94118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5" table:number-rows-repeated="6">
          <table:table-cell table:style-name="Default" table:number-columns-repeated="16"/>
          <table:table-cell table:number-columns-repeated="2"/>
          <table:table-cell table:style-name="Default" table:number-columns-repeated="2"/>
        </table:table-row>
        <table:table-row table:style-name="ro5">
          <table:table-cell table:style-name="Default" table:number-columns-repeated="16"/>
          <table:table-cell table:number-columns-repeated="2"/>
          <table:table-cell table:style-name="Default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18">02/18/2026</text:date>, <text:time>23:1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16T17:40:28</meta:creation-date>
    <dc:date>2026-02-18T23:10:48</dc:date>
    <meta:editing-duration>PT5M57S</meta:editing-duration>
    <meta:editing-cycles>4</meta:editing-cycles>
    <meta:generator>OpenOffice/4.1.7$Unix OpenOffice.org_project/417m1$Build-9800</meta:generator>
    <meta:document-statistic meta:table-count="3" meta:cell-count="417" meta:object-count="0"/>
    <meta:user-defined meta:name=""/>
  </office:meta>
</office:document-meta>
</file>